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96000000A08CD687B1F0E1CA2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ohit Devanagari" svg:font-family="'Lohit Devanagari'" style:font-pitch="variable"/>
    <style:font-face style:name="SimSun" svg:font-family="SimSun, 宋体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cofont Vera Sans" svg:font-family="'Ecofont Vera Sans', 'Malgun Gothic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191cm" table:align="margins" style:writing-mode="lr-tb"/>
    </style:style>
    <style:style style:name="Tabela1.A" style:family="table-column">
      <style:table-column-properties style:column-width="8.59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en" fo:country="US" style:language-asian="en" style:country-asian="US"/>
    </style:style>
    <style:style style:name="P2" style:family="paragraph" style:parent-style-name="Header">
      <style:paragraph-properties fo:text-align="center" style:justify-single-word="false"/>
      <style:text-properties style:font-name="Ecofont Vera Sans" fo:font-size="9pt" style:font-size-asian="9pt" style:font-name-complex="Ecofont Vera Sans" style:font-size-complex="9pt"/>
    </style:style>
    <style:style style:name="P3" style:family="paragraph" style:parent-style-name="Standard">
      <style:paragraph-properties>
        <style:tab-stops>
          <style:tab-stop style:position="4.763cm"/>
          <style:tab-stop style:position="8.595cm" style:type="center"/>
        </style:tab-stops>
      </style:paragraph-properties>
      <style:text-properties style:font-name="Ecofont Vera Sans" fo:font-size="9pt" fo:font-weight="bold" style:font-size-asian="9pt" style:font-weight-asian="bold" style:font-name-complex="Ecofont Vera Sans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Ecofont Vera Sans" fo:font-size="9pt" style:font-size-asian="9pt" style:font-name-complex="Ecofont Vera Sans" style:font-size-complex="9pt"/>
    </style:style>
    <style:style style:name="P5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6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7.5cm" style:type="center"/>
          <style:tab-stop style:position="7.999cm" style:type="center"/>
          <style:tab-stop style:position="15cm" style:type="right"/>
          <style:tab-stop style:position="16cm" style:type="right"/>
        </style:tab-stops>
      </style:paragraph-properties>
      <style:text-properties style:font-name="Ecofont Vera Sans" fo:font-size="9pt" style:font-size-asian="9pt" style:font-name-complex="Ecofont Vera Sans" style:font-size-complex="9pt"/>
    </style:style>
    <style:style style:name="P7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7.5cm" style:type="center"/>
          <style:tab-stop style:position="7.999cm" style:type="center"/>
          <style:tab-stop style:position="15cm" style:type="right"/>
          <style:tab-stop style:position="16cm" style:type="right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paragraph-properties fo:margin-top="0.106cm" fo:margin-bottom="0cm" loext:contextual-spacing="true"/>
      <style:text-properties style:font-name="Ecofont Vera Sans" fo:font-size="11pt" fo:font-weight="bold" style:font-size-asian="11pt" style:font-weight-asian="bold" style:font-name-complex="Ecofont Vera Sans" style:font-size-complex="11pt"/>
    </style:style>
    <style:style style:name="P9" style:family="paragraph" style:parent-style-name="Standard">
      <style:paragraph-properties fo:margin-top="0.106cm" fo:margin-bottom="0cm" loext:contextual-spacing="true" style:snap-to-layout-grid="false"/>
      <style:text-properties style:font-name="Ecofont Vera Sans" fo:font-size="11pt" fo:font-weight="bold" style:font-size-asian="11pt" style:language-asian="en" style:country-asian="US" style:font-weight-asian="bold" style:font-name-complex="Ecofont Vera Sans" style:font-size-complex="11pt"/>
    </style:style>
    <style:style style:name="P10" style:family="paragraph" style:parent-style-name="Standard">
      <style:paragraph-properties fo:margin-top="0.106cm" fo:margin-bottom="0cm" loext:contextual-spacing="true" fo:text-align="end" style:justify-single-word="false"/>
      <style:text-properties style:font-name="Ecofont Vera Sans" fo:font-size="11pt" style:font-name-asian="Ecofont Vera Sans" style:font-size-asian="11pt" style:font-name-complex="Ecofont Vera Sans" style:font-size-complex="11pt"/>
    </style:style>
    <style:style style:name="P11" style:family="paragraph" style:parent-style-name="Standard">
      <style:paragraph-properties fo:margin-top="0.106cm" fo:margin-bottom="0cm" loext:contextual-spacing="true" fo:text-align="end" style:justify-single-word="false"/>
      <style:text-properties style:font-name="Ecofont Vera Sans" fo:font-size="11pt" style:font-size-asian="11pt" style:font-name-complex="Ecofont Vera Sans" style:font-size-complex="11pt"/>
    </style:style>
    <style:style style:name="P12" style:family="paragraph" style:parent-style-name="Standard">
      <style:paragraph-properties fo:margin-top="0cm" fo:margin-bottom="0cm" loext:contextual-spacing="true" fo:line-height="150%" fo:text-align="justify" style:justify-single-word="false"/>
    </style:style>
    <style:style style:name="P13" style:family="paragraph" style:parent-style-name="Standard">
      <style:paragraph-properties fo:margin-top="0cm" fo:margin-bottom="0cm" loext:contextual-spacing="true" fo:line-height="150%" fo:text-align="justify" style:justify-single-word="false"/>
      <style:text-properties style:font-name="Ecofont Vera Sans" fo:font-size="11pt" style:font-size-asian="11pt" style:font-name-complex="Ecofont Vera Sans" style:font-size-complex="11pt"/>
    </style:style>
    <style:style style:name="P14" style:family="paragraph" style:parent-style-name="Standard">
      <style:paragraph-properties fo:margin-left="0cm" fo:margin-right="0cm" fo:margin-top="0cm" fo:margin-bottom="0cm" loext:contextual-spacing="true" fo:line-height="150%" fo:text-align="justify" style:justify-single-word="false" fo:text-indent="1.251cm" style:auto-text-indent="false"/>
      <style:text-properties officeooo:paragraph-rsid="00273f7e"/>
    </style:style>
    <style:style style:name="P15" style:family="paragraph" style:parent-style-name="Standard">
      <style:paragraph-properties fo:margin-left="0cm" fo:margin-right="0cm" fo:margin-top="0cm" fo:margin-bottom="0cm" loext:contextual-spacing="true" fo:line-height="150%" fo:text-align="justify" style:justify-single-word="false" fo:text-indent="2cm" style:auto-text-indent="false"/>
      <style:text-properties style:font-name="Ecofont Vera Sans" fo:font-size="11pt" style:font-size-asian="11pt" style:font-name-complex="Ecofont Vera Sans" style:font-size-complex="11pt"/>
    </style:style>
    <style:style style:name="P16" style:family="paragraph" style:parent-style-name="Standard">
      <style:paragraph-properties fo:margin-left="0cm" fo:margin-right="0cm" fo:margin-top="0cm" fo:margin-bottom="0cm" loext:contextual-spacing="true" fo:line-height="150%" fo:text-align="center" style:justify-single-word="false" fo:text-indent="2cm" style:auto-text-indent="false"/>
      <style:text-properties style:font-name="Ecofont Vera Sans" fo:font-size="11pt" style:font-size-asian="11pt" style:font-name-complex="Ecofont Vera Sans" style:font-size-complex="11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2cm" style:auto-text-indent="false"/>
      <style:text-properties style:font-name="Ecofont Vera Sans" fo:font-size="11pt" style:font-size-asian="11pt" style:font-name-complex="Ecofont Vera Sans" style:font-size-complex="11pt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2cm" style:auto-text-indent="false"/>
      <style:text-properties style:font-name="Ecofont Vera Sans" fo:font-size="11pt" officeooo:paragraph-rsid="0019b4d7" style:font-size-asian="11pt" style:font-name-complex="Ecofont Vera Sans" style:font-size-complex="11pt"/>
    </style:style>
    <style:style style:name="P1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2cm" style:auto-text-indent="false"/>
      <style:text-properties style:font-name="Ecofont Vera Sans" fo:font-size="11pt" officeooo:rsid="0019b4d7" officeooo:paragraph-rsid="0019b4d7" style:font-size-asian="11pt" style:font-name-complex="Ecofont Vera Sans" style:font-size-complex="11pt"/>
    </style:style>
    <style:style style:name="P20" style:family="paragraph" style:parent-style-name="Text_20_body">
      <style:paragraph-properties fo:text-align="center" style:justify-single-word="false"/>
      <style:text-properties fo:font-weight="bold" officeooo:rsid="002993d9" officeooo:paragraph-rsid="002993d9" style:font-weight-asian="bold" style:font-weight-complex="bold"/>
    </style:style>
    <style:style style:name="P21" style:family="paragraph" style:parent-style-name="Text_20_body">
      <style:paragraph-properties fo:text-align="justify" style:justify-single-word="false"/>
      <style:text-properties fo:font-weight="bold" officeooo:rsid="002993d9" officeooo:paragraph-rsid="002993d9" style:font-weight-asian="bold" style:font-weight-complex="bold"/>
    </style:style>
    <style:style style:name="P22" style:family="paragraph" style:parent-style-name="Text_20_body">
      <style:text-properties style:font-name="Ecofont Vera Sans" fo:font-size="11pt" style:font-size-asian="11pt" style:font-name-complex="Ecofont Vera Sans" style:font-size-complex="11pt"/>
    </style:style>
    <style:style style:name="P23" style:family="paragraph" style:parent-style-name="Text_20_body" style:master-page-name="Standard">
      <style:paragraph-properties fo:text-align="center" style:justify-single-word="false" style:page-number="auto"/>
      <style:text-properties fo:font-weight="bold" officeooo:rsid="002993d9" officeooo:paragraph-rsid="002993d9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2993d9" officeooo:paragraph-rsid="002993d9" style:font-weight-asian="bold" style:font-weight-complex="bold"/>
    </style:style>
    <style:style style:name="T1" style:family="text">
      <style:text-properties style:font-name="Ecofont Vera Sans" fo:font-size="9pt" style:font-size-asian="9pt" style:font-name-complex="Ecofont Vera Sans" style:font-size-complex="9pt"/>
    </style:style>
    <style:style style:name="T2" style:family="text">
      <style:text-properties style:font-name="Ecofont Vera Sans" fo:font-size="9pt" fo:font-weight="bold" style:font-size-asian="9pt" style:font-weight-asian="bold" style:font-name-complex="Ecofont Vera Sans" style:font-size-complex="9pt"/>
    </style:style>
    <style:style style:name="T3" style:family="text">
      <style:text-properties style:font-name="Ecofont Vera Sans" fo:font-size="11pt" style:font-size-asian="11pt" style:font-name-complex="Ecofont Vera Sans" style:font-size-complex="11pt"/>
    </style:style>
    <style:style style:name="T4" style:family="text">
      <style:text-properties style:font-name="Ecofont Vera Sans" fo:font-size="11pt" officeooo:rsid="0019675d" style:font-size-asian="11pt" style:font-name-complex="Ecofont Vera Sans" style:font-size-complex="11pt"/>
    </style:style>
    <style:style style:name="T5" style:family="text">
      <style:text-properties style:font-name="Ecofont Vera Sans" fo:font-size="11pt" officeooo:rsid="0019b4d7" style:font-size-asian="11pt" style:font-name-complex="Ecofont Vera Sans" style:font-size-complex="11pt"/>
    </style:style>
    <style:style style:name="T6" style:family="text">
      <style:text-properties style:font-name="Ecofont Vera Sans" fo:font-size="11pt" officeooo:rsid="001b3a37" style:font-size-asian="11pt" style:font-name-complex="Ecofont Vera Sans" style:font-size-complex="11pt"/>
    </style:style>
    <style:style style:name="T7" style:family="text">
      <style:text-properties style:font-name="Ecofont Vera Sans" fo:font-size="11pt" officeooo:rsid="001d23de" style:font-size-asian="11pt" style:font-name-complex="Ecofont Vera Sans" style:font-size-complex="11pt"/>
    </style:style>
    <style:style style:name="T8" style:family="text">
      <style:text-properties style:font-name="Ecofont Vera Sans" fo:font-size="11pt" officeooo:rsid="001ec191" style:font-size-asian="11pt" style:font-name-complex="Ecofont Vera Sans" style:font-size-complex="11pt"/>
    </style:style>
    <style:style style:name="T9" style:family="text">
      <style:text-properties style:font-name="Ecofont Vera Sans" fo:font-size="11pt" officeooo:rsid="00273f7e" style:font-size-asian="11pt" style:font-name-complex="Ecofont Vera Sans" style:font-size-complex="11pt"/>
    </style:style>
    <style:style style:name="T10" style:family="text">
      <style:text-properties style:font-name="Ecofont Vera Sans" fo:font-size="11pt" officeooo:rsid="0027b5f2" style:font-size-asian="11pt" style:font-name-complex="Ecofont Vera Sans" style:font-size-complex="11pt"/>
    </style:style>
    <style:style style:name="T11" style:family="text">
      <style:text-properties style:font-name="Ecofont Vera Sans" fo:font-size="11pt" fo:font-weight="bold" officeooo:rsid="002678a6" style:font-size-asian="11pt" style:font-weight-asian="bold" style:font-name-complex="Ecofont Vera Sans" style:font-size-complex="11pt"/>
    </style:style>
    <style:style style:name="T12" style:family="text">
      <style:text-properties style:font-name="Ecofont Vera Sans" fo:font-size="11pt" fo:font-weight="bold" officeooo:rsid="00273f7e" style:font-size-asian="11pt" style:font-weight-asian="bold" style:font-name-complex="Ecofont Vera Sans" style:font-size-complex="11pt"/>
    </style:style>
    <style:style style:name="T13" style:family="text">
      <style:text-properties style:font-name="Ecofont Vera Sans" fo:font-size="11pt" fo:font-weight="normal" officeooo:rsid="00273f7e" style:font-size-asian="11pt" style:font-weight-asian="normal" style:font-name-complex="Ecofont Vera Sans" style:font-size-complex="11pt" style:font-weight-complex="normal"/>
    </style:style>
    <style:style style:name="T14" style:family="text">
      <style:text-properties officeooo:rsid="002678a6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DEFESA DE TRABALHO DE CONCLUSÃO</text:p>
      <text:p text:style-name="P20">ATA DE PRESENÇA</text:p>
      <text:p text:style-name="P21">TRABALHO:<text:tab/>_______________________________________________________________</text:p>
      <text:p text:style-name="P21">AUTOR:<text:tab/><text:tab/>_______________________________________________________________</text:p>
      <text:p text:style-name="P21">DATA:<text:tab/><text:tab/> ___/___/______</text:p>
      <text:p text:style-name="Text_20_body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4">Nome</text:p>
          </table:table-cell>
          <table:table-cell table:style-name="Tabela1.B1" office:value-type="string">
            <text:p text:style-name="P24">Assinatura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ohit Devanagari" svg:font-family="'Lohit Devanagari'" style:font-pitch="variable"/>
    <style:font-face style:name="SimSun" svg:font-family="SimSun, 宋体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cofont Vera Sans" svg:font-family="'Ecofont Vera Sans', 'Malgun Gothic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Devanagari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WW8Num1" style:class="text">
      <style:paragraph-properties fo:margin-top="0.494cm" fo:margin-bottom="0.494cm" loext:contextual-spacing="false" fo:orphans="2" fo:widows="2" fo:hyphenation-ladder-count="no-limit"/>
      <style:text-properties fo:font-size="24pt" fo:font-weight="bold" style:letter-kerning="true" style:font-size-asian="24pt" style:font-weight-asian="bold" fo:hyphenate="tru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, 宋体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Legenda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, 宋体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Legenda2" style:family="paragraph" style:parent-style-name="Standard">
      <style:paragraph-properties fo:margin-top="0.212cm" fo:margin-bottom="0.212cm" loext:contextual-spacing="false" text:number-lines="false" text:line-number="0"/>
      <style:text-properties fo:font-style="italic" style:font-style-asian="italic"/>
    </style:style>
    <style:style style:name="Cap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language="none" fo:countr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da_20_tabela" style:display-name="Título da tabela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/>
    </style:style>
    <style:style style:name="Frame_20_contents" style:display-name="Frame contents" style:family="paragraph" style:parent-style-name="Text_20_body" style:class="extra"/>
    <style:style style:name="WW-Conteúdo_20_da_20_Tabela" style:display-name="WW-Conteúdo da Tabela" style:family="paragraph" style:parent-style-name="Text_20_body">
      <style:paragraph-properties text:number-lines="false" text:line-number="0"/>
    </style:style>
    <style:style style:name="WW-Título_20_da_20_Tabela" style:display-name="WW-Título da Tabela" style:family="paragraph" style:parent-style-name="WW-Conteúdo_20_da_20_Tabela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WW-Legenda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/>
    </style:style>
    <style:style style:name="WW-Conteúdo_20_do_20_quadro" style:display-name="WW-Conteúdo do quadro" style:family="paragraph" style:parent-style-name="Text_20_body"/>
    <style:style style:name="WW-Índice" style:family="paragraph" style:parent-style-name="Standard">
      <style:paragraph-properties text:number-lines="false" text:line-number="0"/>
    </style:style>
    <style:style style:name="WW-Padrão" style:family="paragraph">
      <style:paragraph-properties fo:orphans="2" fo:widows="2" fo:hyphenation-ladder-count="no-limit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style:font-name-asian="Arial" style:font-family-asian="Arial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/>
    </style:style>
    <style:style style:name="Lista_20_Colorida_20_-_20_Ênfase_20_1" style:display-name="Lista Colorida - Ênfase 1" style:family="paragraph" style:parent-style-name="Standard">
      <style:paragraph-properties fo:margin-left="1.27cm" fo:margin-right="0cm" fo:margin-top="0cm" fo:margin-bottom="0.353cm" loext:contextual-spacing="false" fo:line-height="115%" fo:orphans="2" fo:widows="2" fo:hyphenation-ladder-count="no-limit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fo:hyphenate="true" fo:hyphenation-remain-char-count="2" fo:hyphenation-push-char-count="2"/>
    </style:style>
    <style:style style:name="WW-Conteúdo_20_da_20_Tabela111" style:display-name="WW-Conteúdo da Tabela111" style:family="paragraph" style:parent-style-name="Text_20_body">
      <style:paragraph-properties text:number-lines="false" text:line-number="0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orphans="2" fo:widows="2" fo:hyphenation-ladder-count="no-limit"/>
      <style:text-properties fo:hyphenate="true" fo:hyphenation-remain-char-count="2" fo:hyphenation-push-char-count="2"/>
    </style:style>
    <style:style style:name="Parte_20_superior-z_20_do_20_formulário" style:display-name="Parte superior-z do formulário" style:family="paragraph" style:parent-style-name="Standard" style:next-style-name="Standard">
      <style:paragraph-properties fo:text-align="center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51pt solid #000000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text:display="none" fo:hyphenate="true" fo:hyphenation-remain-char-count="2" fo:hyphenation-push-char-count="2"/>
    </style:style>
    <style:style style:name="Parte_20_inferior_20_do_20_formulário" style:display-name="Parte inferior do formulário" style:family="paragraph" style:parent-style-name="Standard" style:next-style-name="Standard">
      <style:paragraph-properties fo:text-align="center" style:justify-single-word="false" fo:orphans="2" fo:widows="2" fo:hyphenation-ladder-count="no-limit" fo:padding-left="0cm" fo:padding-right="0cm" fo:padding-top="0.035cm" fo:padding-bottom="0cm" fo:border-left="none" fo:border-right="none" fo:border-top="0.51pt solid #000000" fo:border-bottom="none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text:display="none" fo:hyphenate="true" fo:hyphenation-remain-char-count="2" fo:hyphenation-push-char-count="2"/>
    </style:style>
    <style:style style:name="Recuo_20_de_20_corpo_20_de_20_texto_20_21" style:display-name="Recuo de corpo de texto 21" style:family="paragraph" style:parent-style-name="Standard">
      <style:paragraph-properties fo:margin-left="0.499cm" fo:margin-right="0cm" fo:margin-top="0cm" fo:margin-bottom="0.212cm" loext:contextual-spacing="false" fo:line-height="200%" fo:orphans="2" fo:widows="2" fo:hyphenation-ladder-count="no-limit" fo:text-indent="0cm" style:auto-text-indent="false" style:text-autospace="ideograph-alpha" style:punctuation-wrap="hanging" style:vertical-align="auto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true" fo:hyphenation-remain-char-count="2" fo:hyphenation-push-char-count="2"/>
    </style:style>
    <style:style style:name="Conteúdo_20_de_20_quadro" style:display-name="Conteúdo de quadro" style:family="paragraph" style:parent-style-name="Text_20_body"/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é-formatação_20_HTML" style:display-name="Pré-formatação HTML" style:family="paragraph" style:parent-style-name="Standard">
      <style:paragraph-properties fo:orphans="2" fo:widows="2" fo:hyphenation-ladder-count="no-limit" style:text-autospace="ideograph-alpha" style:punctuation-wrap="hanging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fo:language="none" fo:country="none" style:font-size-asian="10pt" style:font-name-complex="Courier New" style:font-family-complex="'Courier New'" style:font-family-generic-complex="modern" fo:hyphenate="tru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fo:language="none" fo:country="non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Absatz-Standardschriftart" style:family="text"/>
    <style:style style:name="Fonte_20_parág._20_padrão2" style:display-name="Fonte parág. padrão2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Fonte_20_parág._20_padrão1" style:display-name="Fonte parág. padrão1" style:family="text"/>
    <style:style style:name="WW-Absatz-Standardschriftart1111" style:family="text"/>
    <style:style style:name="WW-Absatz-Standardschriftart11111" style:family="text"/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Fonte_20_parág._20_padrão" style:display-name="WW-Fonte parág. padrão" style:family="text"/>
    <style:style style:name="WW-Absatz-Standardschriftart111111" style:family="text"/>
    <style:style style:name="Caracteres_20_de_20_Nota_20_de_20_Rodapé" style:display-name="Caracteres de Nota de Rodapé" style:family="text"/>
    <style:style style:name="_20_Caracteres_20_de_20_Nota_20_de_20_Fim" style:display-name=" Caracteres de Nota de Fim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saibamais1" style:family="text">
      <style:text-properties fo:color="#0000ff" fo:font-size="8.5pt" style:font-size-asian="8.5pt"/>
    </style:style>
    <style:style style:name="textoprecoofertadetalhe1" style:family="text">
      <style:text-properties fo:color="#ffff00" fo:font-size="12pt" fo:font-weight="bold" style:font-size-asian="12pt" style:font-weight-asian="bold"/>
    </style:style>
    <style:style style:name="Strong_20_Emphasis" style:display-name="Strong Emphasis" style:family="text">
      <style:text-properties fo:font-weight="bold" style:font-weight-asian="bold"/>
    </style:style>
    <style:style style:name="Emphasis" style:family="text">
      <style:text-properties fo:font-style="italic" style:font-style-asian="italic"/>
    </style:style>
    <style:style style:name="Recuo_20_de_20_corpo_20_de_20_texto_20_2_20_Char" style:display-name="Recuo de corpo de texto 2 Ch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Pré-formatação_20_HTML_20_Char" style:display-name="Pré-formatação HTML Cha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Rodapé_20_Char" style:display-name="Rodapé Char" style:family="text">
      <style:text-properties fo:font-size="12pt" style:font-size-asian="12pt"/>
    </style:style>
    <style:style style:name="Cabeçalho_20_Char" style:display-name="Cabeçalho Char" style:family="text">
      <style:text-properties fo:font-size="12pt" style:font-size-asian="12pt"/>
    </style:style>
    <style:style style:name="Corpo_20_de_20_texto_20_2_20_Char" style:display-name="Corpo de texto 2 Char" style:family="text">
      <style:text-properties fo:font-size="12pt" style:font-size-asian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en" fo:country="US" style:language-asian="en" style:country-asian="US"/>
    </style:style>
    <style:style style:name="MP2" style:family="paragraph" style:parent-style-name="Standard">
      <style:paragraph-properties>
        <style:tab-stops>
          <style:tab-stop style:position="4.763cm"/>
          <style:tab-stop style:position="8.595cm" style:type="center"/>
        </style:tab-stops>
      </style:paragraph-properties>
      <style:text-properties style:font-name="Ecofont Vera Sans" fo:font-size="9pt" fo:font-weight="bold" style:font-size-asian="9pt" style:font-weight-asian="bold" style:font-name-complex="Ecofont Vera Sans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Ecofont Vera Sans" fo:font-size="9pt" style:font-size-asian="9pt" style:font-name-complex="Ecofont Vera Sans" style:font-size-complex="9pt"/>
    </style:style>
    <style:style style:name="MP4" style:family="paragraph" style:parent-style-name="Header">
      <style:paragraph-properties fo:text-align="center" style:justify-single-word="false"/>
      <style:text-properties style:font-name="Ecofont Vera Sans" fo:font-size="9pt" style:font-size-asian="9pt" style:font-name-complex="Ecofont Vera Sans" style:font-size-complex="9pt"/>
    </style:style>
    <style:style style:name="MP5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MP6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7.5cm" style:type="center"/>
          <style:tab-stop style:position="7.999cm" style:type="center"/>
          <style:tab-stop style:position="15cm" style:type="right"/>
          <style:tab-stop style:position="16cm" style:type="right"/>
        </style:tab-stops>
      </style:paragraph-properties>
      <style:text-properties style:font-name="Ecofont Vera Sans" fo:font-size="9pt" style:font-size-asian="9pt" style:font-name-complex="Ecofont Vera Sans" style:font-size-complex="9pt"/>
    </style:style>
    <style:style style:name="MP7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7.5cm" style:type="center"/>
          <style:tab-stop style:position="7.999cm" style:type="center"/>
          <style:tab-stop style:position="15cm" style:type="right"/>
          <style:tab-stop style:position="16cm" style:type="right"/>
        </style:tab-stops>
      </style:paragraph-properties>
      <style:text-properties style:font-name="Arial" fo:font-size="9pt" style:font-size-asian="9pt" style:font-name-complex="Arial" style:font-size-complex="9pt"/>
    </style:style>
    <style:style style:name="MT1" style:family="text">
      <style:text-properties style:font-name="Ecofont Vera Sans" fo:font-size="9pt" style:font-size-asian="9pt" style:font-name-complex="Ecofont Vera Sans" style:font-size-complex="9pt"/>
    </style:style>
    <style:style style:name="MT2" style:family="text">
      <style:text-properties style:font-name="Ecofont Vera Sans" fo:font-size="9pt" fo:font-weight="bold" style:font-size-asian="9pt" style:font-weight-asian="bold" style:font-name-complex="Ecofont Vera Sans" style:font-size-complex="9pt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3cm" fo:margin-bottom="1.199cm" fo:margin-left="1.905cm" fo:margin-right="1.905cm" fo:background-color="#ffffff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452cm" fo:margin-left="0cm" fo:margin-right="0cm" fo:margin-bottom="3.353cm" style:dynamic-spacing="true"/>
      </style:header-style>
      <style:footer-style>
        <style:header-footer-properties fo:min-height="1.341cm" fo:margin-left="0cm" fo:margin-right="0cm" fo:margin-top="1.24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1.693cm" svg:height="1.498cm" draw:z-index="0"><draw:image xlink:href="Pictures/1000020000000096000000A08CD687B1F0E1CA2B.png" xlink:type="simple" xlink:show="embed" xlink:actuate="onLoad"/></draw:frame></text:p>
        <text:p text:style-name="MP2"><text:tab/><text:tab/>MINISTÉRIO DA EDUCAÇÃO</text:p>
        <text:p text:style-name="MP3">SECRETARIA DE EDUCAÇÃO PROFISSIONAL E TECNOLÓGICA</text:p>
        <text:p text:style-name="MP4">INSTITUTO FEDERAL DE EDUCAÇÃO, CIÊNCIA E TECNOLOGIA CATARINENSE</text:p>
        <text:p text:style-name="MP5"><text:span text:style-name="MT1">CÂMPUS BLUMENAU</text:span><text:span text:style-name="MT2"> </text:span></text:p>
      </style:header>
      <style:footer>
        <text:p text:style-name="MP6">Rua Bernardino José de Oliveira, n˚81 – Bandefurt – Blumenau/SC – CEP: 89070-270</text:p>
        <text:p text:style-name="MP7"/>
        <text:p text:style-name="MP7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COLA AGROTÉCNICA FEDERAL DE CONCORDIA</dc:title>
    <meta:initial-creator>celio</meta:initial-creator>
    <meta:creation-date>2014-03-07T10:28:00</meta:creation-date>
    <dc:date>2018-10-05T21:15:48.962077478</dc:date>
    <meta:editing-cycles>32</meta:editing-cycles>
    <meta:editing-duration>PT46M28S</meta:editing-duration>
    <meta:generator>LibreOffice/5.1.6.2$Linux_X86_64 LibreOffice_project/10m0$Build-2</meta:generator>
    <meta:document-statistic meta:table-count="1" meta:image-count="1" meta:object-count="0" meta:page-count="1" meta:paragraph-count="14" meta:word-count="45" meta:character-count="459" meta:non-whitespace-character-count="416"/>
  </office:meta>
</office:document-meta>
</file>